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margin-left="0cm" fo:text-align="justify" style:justify-single-word="false" fo:text-indent="0cm" style:auto-text-indent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714cm" fo:text-align="start" style:justify-single-word="false" fo:text-indent="-0.63cm" style:auto-text-indent="false">
        <style:tab-stops>
          <style:tab-stop style:position="0.714cm"/>
          <style:tab-stop style:position="7.5cm" style:type="center"/>
        </style:tab-stops>
      </style:paragraph-properties>
    </style:style>
    <style:style style:name="P5" style:family="paragraph" style:parent-style-name="Standard">
      <style:paragraph-properties fo:margin-lef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top="0.423cm" fo:margin-bottom="0.353cm" style:contextual-spacing="false" fo:text-align="justify" style:justify-single-word="false" fo:text-indent="0cm" style:auto-text-indent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0.771cm"/>
          <style:tab-stop style:position="7.5cm" style:type="center"/>
        </style:tab-stops>
      </style:paragraph-properties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cm" fo:text-align="start" style:justify-single-word="false" fo:text-indent="0cm" style:auto-text-indent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weight="bold" officeooo:rsid="000e79d2" style:font-weight-asian="bold"/>
    </style:style>
    <style:style style:name="T5" style:family="text">
      <style:text-properties officeooo:rsid="000e79d2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1"/>
      <text:p text:style-name="Standard" loext:marker-style-name="T1"><text:soft-page-break/><text:span text:style-name="T1"><text:s text:c="3"/>CONTRATO DE LOCAÇÃO</text:span><text:span text:style-name="T1"/></text:p>
      <text:p text:style-name="P3"><text:s text:c="3"/></text:p>
      <text:p text:style-name="P3"><text:s text:c="18"/>Os signatários, que contratam nas qualidades indicadas neste contrato, tem entre si,</text:p>
      <text:p text:style-name="P3">A justada a presente locação, mediante as seguintes clausulas e condições.</text:p>
      <text:p text:style-name="P3"><text:span text:style-name="T2"><text:s text:c="8"/>I <text:s text:c="9"/>LOCADOR ( RE ) <text:s/>Francisca Edilenia Alves Machad</text:span>o <text:s/>, brasileira ,casada,residente e</text:p>
      <text:p text:style-name="P3"><text:s/>domiciliada na Av. José Caetano de Almeida, nº<text:span text:style-name="T3"> 271</text:span> centro, em Quixadá Ceará CEP:63900.053.</text:p>
      <text:p text:style-name="P3" loext:marker-style-name="T2"><text:s/>CNPJ/<text:span text:style-name="T2">CPF 461.011.953-68</text:span> <text:s text:c="5"/><text:span text:style-name="T2">RG: 2002021017198</text:span></text:p>
      <text:p text:style-name="P4" loext:marker-style-name="T3"><text:tab/><text:span text:style-name="T2"><text:tab/>II LOCATÁRIO: </text:span><text:span text:style-name="T4">José Jurandir de Sousa</text:span><text:span text:style-name="T2">, brasileir</text:span><text:span text:style-name="T4">o</text:span><text:span text:style-name="T2"> ,professor ,residente domiciliada na </text:span><text:span text:style-name="T4">Rua Boticário Manuel Caldas, 54 – Centro. Itapiuna – CE.</text:span><text:span text:style-name="T2"> </text:span><text:span text:style-name="T4">CEP: 62740-000. </text:span><text:span text:style-name="T2">CPF: </text:span><text:span text:style-name="T4">120.078.623-87. </text:span><text:span text:style-name="T2">RG: </text:span><text:span text:style-name="T4">91006022484</text:span></text:p>
      <text:p text:style-name="P5" loext:marker-style-name="T2"><text:span text:style-name="T2"><text:s text:c="10"/>III OBJETO DE LOCAÇÃO</text:span>. Um apartamento localizado na <text:s/>rua. Dr. Rui Maia,275/<text:span text:style-name="T5">3</text:span>01 <text:span text:style-name="T5">2</text:span>º andar <text:span text:style-name="T5">C</text:span>entro de Quixadá-C<text:span text:style-name="T5">E</text:span>.<text:span text:style-name="T2"> <text:s text:c="4"/></text:span></text:p>
      <text:p text:style-name="P5" loext:marker-style-name="T2"><text:span text:style-name="T2"><text:s text:c="11"/>FIM A QUE SE DESTINA- residência</text:span><text:span text:style-name="T2"/></text:p>
      <text:p text:style-name="P6"><text:s text:c="5"/>I <text:span text:style-name="T2">V </text:span><text:s/><text:span text:style-name="T2"><text:s text:c="6"/>VALOR MENSAL DA LOCAÇÃO 1.200,00 <text:s/>(Hum mil e duzentos reais) nada incluso. O </text:span>aluguel é o indicado neste contrato, devendo seu pagamento ser feito até o dia- <text:span text:style-name="T5">20</text:span> de cada mês subseqüente ao vencido, no endereço do locador ou de seu representante. <text:s text:c="86"/></text:p>
      <text:p text:style-name="P5" loext:marker-style-name="T2"><text:span text:style-name="T2"><text:s text:c="7"/>V <text:s text:c="8"/>A CAUÇÃO: Não será descontado no ultimo mês do contrato, ou seja, no final do contrato, pois o mesmo será usado para pinturas de portas e paredes.</text:span><text:span text:style-name="T2"/></text:p>
      <text:p text:style-name="P5" loext:marker-style-name="T2"><text:span text:style-name="T2"><text:s text:c="7"/>VI <text:s text:c="10"/>PRAZO DA LOCAÇAÕ </text:span><text:span text:style-name="T4">20</text:span><text:span text:style-name="T2">/ 0</text:span><text:span text:style-name="T4">2</text:span><text:span text:style-name="T2">/ 2025 TERMINIO </text:span><text:span text:style-name="T4">20</text:span><text:span text:style-name="T2">/0</text:span><text:span text:style-name="T4">2</text:span><text:span text:style-name="T2">/2026 Reajuste a cada 12 meses</text:span></text:p>
      <text:p text:style-name="P5"><text:span text:style-name="T2"><text:s text:c="5"/>VII <text:s text:c="4"/>TRIBUTOS E DEMAIS ENRGOS: </text:span>obriga-se locatário além do pagamento de aluguel a satisfazer ao pagamento, por sua conta exclusiva de todas as despesas de condomínio e que sejam devidas pelo condomínio ora locador, de acordo com a convenção do condomínio. </text:p>
      <text:p text:style-name="P5"><text:s text:c="5"/><text:span text:style-name="T2">VIII <text:s text:c="4"/>OBRIGAÇÕES GERAIS – </text:span>o locatário declara ter procedido a vistoria do imóvel locado recebido – em perfeito estado e obrigando –se</text:p>
      <text:p text:style-name="P5"><text:s text:c="9"/><text:span text:style-name="T2">A ) </text:span>Manter o objeto da locação no mais perfeito estado de conservação e limpeza ,para assim o restituir ao <text:span text:style-name="T2">LOCADOR,</text:span> finda ou rescindida a locação , correndo por sua conta exclusiva as despesas necessárias para esse fim, <text:s text:c="2"/>notadamente , as que se referem á conservação de pinturas , portas comuns, fechaduras , trincos ,puxadores ,vitrais e vidraças , novamente em sua desocupação ,com tintas e cores iguais as existentes. </text:p>
      <text:p text:style-name="P5"><text:s text:c="7"/><text:span text:style-name="T2">B) </text:span>Não fazer instalação adaptada, obra ou benfeitoria, inclusive colocação de luminosas, placas letreiro e cartazes sem prévio obtenção de autorização, por escrito, do <text:span text:style-name="T2">LOCADOR. <text:s text:c="4"/></text:span></text:p>
      <text:p text:style-name="P5"><text:soft-page-break/><text:s text:c="6"/><text:span text:style-name="T2">C)</text:span> Não, transferir este contrato não ceder ou emprestar, sob, qualquer pretexto e de igual forma alterar a destinação da locação, não constituindo o decurso do tempo, por si só na demora do <text:span text:style-name="T2">LOCADOR </text:span>reprimir a infração, assentimento á mesma.</text:p>
      <text:p text:style-name="P5"><text:s text:c="7"/><text:span text:style-name="T2">D)</text:span> No caso de qualquer obra, reforma ou adaptação, devidamente autorizada pelo <text:span text:style-name="T2">LOCADOR</text:span>, repor por ocasião, da entrega das chaves do imóvel locado, seu estado primitivo não podendo exigir qualquer indenização.</text:p>
      <text:p text:style-name="P5"><text:s text:c="7"/><text:span text:style-name="T2">E) </text:span>Na entrega da casa verificando -SE infração pelo <text:span text:style-name="T2">LOCATÁRIO </text:span>de quaisquer cláusula que se compõe este contrato, e que a casa necessite de algum conserto ou reparo, ficará o mesmo <text:span text:style-name="T2">LOCATÁRIO <text:s/></text:span>pagando o aluguel, até a entrega das chaves.</text:p>
      <text:p text:style-name="P5"><text:s text:c="6"/><text:span text:style-name="T2">F) </text:span>Findo o prazo deste contrato, por ocasião da entrega das chaves, o <text:span text:style-name="T2">LOCADOR </text:span>mandará fazer uma vistoria na casa locado, afim de verificar-se o mesmo se acha nas condições em que foi recebido, pelo <text:span text:style-name="T2">LOCATÁRIO</text:span></text:p>
      <text:p text:style-name="P5"><text:s text:c="6"/><text:span text:style-name="T2">G) IDENIZAÇÃO E DIREITO DE RETENÇÃO:</text:span> toda e qualquer benfeitoria autorizada pelo locador ainda que útil ou necessária, ficará automaticamente incorporada ao imóvel, sem prejuízo do disposto na letra da clausula oitava deste instrumento não podendo o <text:span text:style-name="T2">LOCATÁRIO </text:span>pretender qualquer indenização ou ressarcimento, bem como argüir direto de retenção pelas mesmas.</text:p>
      <text:p text:style-name="P5"><text:s text:c="7"/><text:span text:style-name="T2">H) PRAZO PARA PAGAMENTOS:</text:span> fica convencionado que o <text:s/><text:span text:style-name="T2">LOCATÁRIO (S) </text:span>deverá (ao) fazer o pagamento dos aluguéis mensais pontualmente até o dia <text:span text:style-name="T5">20 </text:span>de cada mês ficando esclarecido que passado este prazo terá juros, 10% ao mês.</text:p>
      <text:p text:style-name="P5"><text:s text:c="7"/><text:span text:style-name="T2">I) CLÁUSULA PENAL:</text:span> O LOCADOR E O LOCATÁRIO obrigam se a respeitar o presente contrato em todas as suas cláusula e condições, incorrendo a parte que infringir qualquer disposição contratual ou legal na multa igual a 3 meses de aluguel, valor da multa em 3.300,00 ( três mil e trezentos <text:s text:c="2"/>reais )</text:p>
      <text:p text:style-name="P5"><text:s text:c="6"/><text:span text:style-name="T2">J) DO IMPOSTO PREDIAL</text:span>: As partes ajustam que o pagamento do imposto predial do imóvel locado ficará, por conta do <text:span text:style-name="T2">LOCATÁRIO</text:span> durante a vigência da locação.</text:p>
      <text:p text:style-name="P5"><text:span text:style-name="T2"><text:s text:c="6"/>K)</text:span> Em caso de litigio o fórum é na cidade de Quixadá – Ce</text:p>
      <text:p text:style-name="P7"><text:span text:style-name="T6"><text:s text:c="7"/>L)</text:span> Não recebo infração de mês por estarem <text:s/>juntos e contratados, assinam o presente instrumentos <text:s/>em 2 vias iguais.<text:tab/> <text:s text:c="74"/></text:p>
      <text:p text:style-name="Standard"/>
      <text:p text:style-name="P8">DATA <text:span text:style-name="T5">20</text:span>/0<text:span text:style-name="T5">2</text:span>/2025 <text:s text:c="100"/>LOCADOR</text:p>
      <text:p text:style-name="P9"><text:s text:c="198"/></text:p>
      <text:p text:style-name="P8">DATA <text:span text:style-name="T5">20</text:span>/0<text:span text:style-name="T5">2</text:span>/2025 <text:s text:c="97"/>LOCATÁRIO <text:s text:c="4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cm" fo:margin-top="0cm" fo:margin-bottom="0.353cm" style:contextual-spacing="false" fo:line-height="115%" fo:text-align="center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margin-left="0.63cm" fo:margin-top="0cm" fo:margin-bottom="0cm" style:contextual-spacing="false" fo:line-height="100%" fo:text-align="center" style:justify-single-word="false" fo:orphans="2" fo:widows="2" fo:text-indent="-0.63cm" style:auto-text-indent="false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left="0cm" fo:text-align="justify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c</meta:initial-creator>
    <meta:editing-cycles>6</meta:editing-cycles>
    <meta:print-date>2025-02-02T18:07:00</meta:print-date>
    <meta:creation-date>2020-02-19T21:37:00</meta:creation-date>
    <dc:date>2025-02-19T17:47:45.568832000</dc:date>
    <meta:editing-duration>P85DT21H18M8S</meta:editing-duration>
    <meta:generator>LibreOffice/25.2.0.3$Windows_X86_64 LibreOffice_project/e1cf4a87eb02d755bce1a01209907ea5ddc8f069</meta:generator>
    <meta:document-statistic meta:table-count="0" meta:image-count="0" meta:object-count="0" meta:page-count="3" meta:paragraph-count="30" meta:word-count="698" meta:character-count="5146" meta:non-whitespace-character-count="3632"/>
    <meta:user-defined meta:name="AppVersion">15.0000</meta:user-defined>
    <meta:user-defined meta:name="Company">**</meta:user-defined>
    <meta:template xlink:type="simple" xlink:actuate="onRequest" xlink:title="Normal" xlink:href=""/>
  </office:meta>
</office:document-meta>
</file>